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style:use-window-font-color="true" loext:opacity="0%" style:font-name="Liberation Serif" fo:font-size="12pt" fo:font-weight="normal" officeooo:rsid="003c7b0d" officeooo:paragraph-rsid="0016e381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ef06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4182aa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W</text:span><text:span text:style-name="T7">eb Services - Client</text:span><text:span text:style-name="T5">: </text:span><text:span text:style-name="T6">Módulo 0</text:span><text:span text:style-name="T10">3</text:span><text:span text:style-name="T6"> - </text:span><text:span text:style-name="T5">Atividade 0</text:span><text:span text:style-name="T9">2</text:span></text:p>
      <text:p text:style-name="P3"/>
      <text:p text:style-name="P9">Faça um código para implementar o CRUD de algum recurso. Por exemplo: alunos, equipamentos ou vendas. Aponte as rotas e os retornos do status HTTP.</text:p>
      <text:p text:style-name="P9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1">.</text:span></text:a></text:p>
      <text:p text:style-name="P4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4T21:47:43.884007796</dc:date>
    <meta:editing-duration>PT9H15M4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8" meta:character-count="224" meta:non-whitespace-character-count="189"/>
  </office:meta>
</office:document-meta>
</file>